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ff-tisa-web-pro, Georgi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d83db" officeooo:paragraph-rsid="001d83db"/>
    </style:style>
    <style:style style:name="P3" style:family="paragraph" style:parent-style-name="Standard">
      <style:paragraph-properties fo:text-align="justify" style:justify-single-word="false"/>
      <style:text-properties officeooo:rsid="001e924b" officeooo:paragraph-rsid="001e924b"/>
    </style:style>
    <style:style style:name="P4" style:family="paragraph" style:parent-style-name="Standard">
      <style:paragraph-properties fo:text-align="justify" style:justify-single-word="false"/>
      <style:text-properties officeooo:rsid="00200506" officeooo:paragraph-rsid="00200506"/>
    </style:style>
    <style:style style:name="P5" style:family="paragraph" style:parent-style-name="Text_20_body">
      <style:paragraph-properties fo:text-align="justify" style:justify-single-word="false"/>
      <style:text-properties officeooo:rsid="00200506" officeooo:paragraph-rsid="00200506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20d0ef" officeooo:paragraph-rsid="0020d0ef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20d0ef"/>
    </style:style>
    <style:style style:name="P9" style:family="paragraph" style:parent-style-name="Text_20_body">
      <style:paragraph-properties fo:margin-top="0in" fo:margin-bottom="0in" loext:contextual-spacing="false"/>
      <style:text-properties style:font-name="Liberation Serif" fo:font-size="12pt" officeooo:paragraph-rsid="0020d0ef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erif" fo:font-size="12pt" officeooo:rsid="0020d0ef" officeooo:paragraph-rsid="0020d0ef" style:font-size-asian="12pt" style:font-size-complex="12pt"/>
    </style:style>
    <style:style style:name="T1" style:family="text">
      <style:text-properties officeooo:rsid="001d83db"/>
    </style:style>
    <style:style style:name="T2" style:family="text">
      <style:text-properties officeooo:rsid="00200506"/>
    </style:style>
    <style:style style:name="T3" style:family="text">
      <style:text-properties officeooo:rsid="0020d0ef"/>
    </style:style>
    <style:style style:name="T4" style:family="text">
      <style:text-properties fo:font-variant="normal" fo:text-transform="none" fo:color="#000305" fo:letter-spacing="normal" fo:font-style="normal" fo:font-weight="normal"/>
    </style:style>
    <style:style style:name="T5" style:family="text">
      <style:text-properties fo:font-variant="normal" fo:text-transform="none" fo:color="#000305" fo:letter-spacing="normal" fo:font-style="normal" fo:font-weight="normal" officeooo:rsid="0020d0ef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20e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Data</text:p>
      <text:p text:style-name="Standard"><text:s/>So <text:s/>the first thing was finding an appropriate dataset which can be used to solve this problem. </text:p>
      <text:p text:style-name="P1">Now this was tough as there was no proper dataset which had human images . So what I did is I jus<text:span text:style-name="T1">t <text:s text:c="35"/>took a dataset which has human images, and I found different datasets which has objects , animals , vehicles and nature images and collected them into one dataset. I then created a two folders called “train” and “test” <text:s/>and labeled each image as human.(*) or nothuman.(*) using a simple python script.</text:span></text:p>
      <text:p text:style-name="P1"/>
      <text:p text:style-name="P2">2.</text:p>
      <text:p text:style-name="P2"><text:s/>I first created a dataframe using pandas wherein if the image is labeled as human it will have the category 1, else it will be 0.</text:p>
      <text:p text:style-name="P3">3.</text:p>
      <text:p text:style-name="P3">I created a convolution neural network with 3 layers . Used relu as the activation function . <text:span text:style-name="T2">We also used dropout function so as <text:s/>to avoid a layer from seeing twice the exact same pattern.</text:span></text:p>
      <text:p text:style-name="P3"/>
      <text:p text:style-name="P4">4.</text:p>
      <text:p text:style-name="P5">To prevent over fitting we will stop the learning after 10 epochs and val_loss value not decreased</text:p>
      <text:p text:style-name="P8"><text:span text:style-name="T3">We will reduce the learning rate when then accuracy not increase for 2 steps.</text:span></text:p>
      <text:p text:style-name="P7">5.</text:p>
      <text:p text:style-name="P9"><text:span text:style-name="T3">Next we split the data into train and validation data and in</text:span><text:span text:style-name="T4"> order to make the most of our training examples, we will "augment" them via a number of random transformation s</text:span><text:span text:style-name="T5">using ImageDataGenerator</text:span><text:span text:style-name="T4">, so that our model would never see twice the exact same picture. </text:span></text:p>
      <text:p text:style-name="P10"><text:span text:style-name="T4">6. Then we run our training model and save the weights under model.h5</text:span></text:p>
      <text:p text:style-name="P7">7. Next we try out it out on test set.</text:p>
      <text:p text:style-name="P7">We can fine tune the model by changing the <text:span text:style-name="T7">convulation layer , I could not check it out because the computation was taking too much <text:s/>time in my laptop and it started overheating. </text:span></text:p>
      <text:p text:style-name="P7"/>
      <text:p text:style-name="P6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ff-tisa-web-pro, Georgi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3:53:55.509000000</meta:creation-date>
    <dc:date>2019-04-09T07:37:05.691000000</dc:date>
    <meta:editing-duration>PT25M24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6" meta:word-count="288" meta:character-count="1589" meta:non-whitespace-character-count="1271"/>
  </office:meta>
</office:document-meta>
</file>